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style:font-size-asian="10pt" style:font-size-complex="10pt"/>
    </style:style>
    <style:style style:name="P2" style:family="paragraph" style:parent-style-name="Standard">
      <style:text-properties style:font-name="Courier 10 Pitch" fo:font-size="10pt" fo:background-color="transparent" style:font-size-asian="10pt" style:font-size-complex="10pt"/>
    </style:style>
    <style:style style:name="P3" style:family="paragraph" style:parent-style-name="Standard">
      <style:paragraph-properties fo:break-before="page"/>
      <style:text-properties style:font-name="Courier 10 Pitch" fo:font-size="10pt" style:font-size-asian="10pt" style:font-size-complex="10pt"/>
    </style:style>
    <style:style style:name="T1" style:family="text">
      <style:text-properties fo:background-color="#ffff00"/>
    </style:style>
    <style:style style:name="T2" style:family="text">
      <style:text-properties fo:background-color="#e6e6e6"/>
    </style:style>
    <style:style style:name="T3" style:family="text">
      <style:text-properties fo:background-color="#cccccc"/>
    </style:style>
    <style:style style:name="T4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(markus@quadcore) ~/projects/fa_nds_rpg&gt;</text:span> ./rpgii</text:p>
      <text:p text:style-name="P1">Role Playing Game? <text:s/>Aye aye! (RPG II) version 4.3</text:p>
      <text:p text:style-name="P1">(c) 1987-2006 Dinsdale Unlimited, Ltd.</text:p>
      <text:p text:style-name="P1">Arrr...&gt;</text:p>
      <text:p text:style-name="P1"/>
      <text:p text:style-name="P1">Arrr...&gt; help</text:p>
      <text:p text:style-name="P1">Yer too late fer that, matey, there's no help'n you now! <text:s/>H'ar h'ar h'ar!nought</text:p>
      <text:p text:style-name="P1">Arrr...&gt; test</text:p>
      <text:p text:style-name="P1">test</text:p>
      <text:p text:style-name="P1">Arrr...&gt; quit</text:p>
      <text:p text:style-name="P1">quit</text:p>
      <text:p text:style-name="P1">Arrr...&gt; 7</text:p>
      <text:p text:style-name="P1">7</text:p>
      <text:p text:style-name="P1">Arrr...&gt; 7+8</text:p>
      <text:p text:style-name="P1">15</text:p>
      <text:p text:style-name="P1">Arrr...&gt; ?</text:p>
      <text:p text:style-name="P1">""</text:p>
      <text:p text:style-name="P1">Expected one of " ", "\n <text:s/>", bilge water, "\n <text:s text:c="3"/>", "\n", any character, bilge at line 1, column 2 (byte 2) after ?</text:p>
      <text:p text:style-name="P1"/>
      <text:p text:style-name="P1">Arrr...&gt; ^D</text:p>
      <text:p text:style-name="P1"><text:span text:style-name="T3">(markus@quadcore) ~/projects/fa_nds_rpg&gt;</text:span> ./rpgii -h</text:p>
      <text:p text:style-name="P1">Role Playing Game? <text:s/>Aye aye! (RPG II) version 4.3</text:p>
      <text:p text:style-name="P1">(c) 1987-2006 Dinsdale Unlimited, Ltd.</text:p>
      <text:p text:style-name="P1"/>
      <text:p text:style-name="P1">RPGII is designed to facilitate the writing and playing of pirate-themed role</text:p>
      <text:p text:style-name="P1">playing games. <text:s/>It is distributed free of charge under a unique business model</text:p>
      <text:p text:style-name="P1">based on Hannumsian economics (see www.historybuff.com/library/refbarnum.html</text:p>
      <text:p text:style-name="P1">for more on this fascinating topic). <text:s/>This code is distributed free of charge but</text:p>
      <text:p text:style-name="P1">with NO WARRENTY WHATSOEVER.</text:p>
      <text:p text:style-name="P1"/>
      <text:p text:style-name="P1"/>
      <text:p text:style-name="P1"><text:s text:c="8"/>Useage:</text:p>
      <text:p text:style-name="P1"><text:s text:c="10"/>rpgii &lt;filename&gt; -- run the named file</text:p>
      <text:p text:style-name="P1"><text:s text:c="10"/>rpgii -h <text:s text:c="8"/>-- print this help and exit</text:p>
      <text:p text:style-name="P1"><text:s text:c="10"/>rpgii -v <text:s text:c="8"/>-- print version information and exit</text:p>
      <text:p text:style-name="P1"><text:s text:c="10"/>rpgii -j <text:s text:c="8"/>-- scan hard drive for credit card numbers, e-mail results</text:p>
      <text:p text:style-name="P1"><text:s text:c="30"/>to Dinsdale Unlimited, format hard drive, and exit.</text:p>
      <text:p text:style-name="P1"><text:s text:c="10"/>rpgii <text:s text:c="11"/>-- interactive mode</text:p>
      <text:p text:style-name="P1"><text:s text:c="10"/>rpgii -bs <text:s text:c="7"/>-- install rpgii boot sector loader</text:p>
      <text:p text:style-name="P1"/>
      <text:p text:style-name="P1"><text:span text:style-name="T3">(markus@quadcore) ~/projects/fa_nds_rpg&gt;</text:span> </text:p>
      <text:p text:style-name="P1"/>
      <text:p text:style-name="P1"/>
      <text:p text:style-name="P3"><text:span text:style-name="T3">(markus@quadcore) ~/projects/fa_nds_rpg&gt;</text:span> ./rpgii scurvy_matt</text:p>
      <text:p text:style-name="P1">Here's the situation:</text:p>
      <text:p text:style-name="P1"/>
      <text:p text:style-name="P1"><text:s text:c="21"/>o</text:p>
      <text:p text:style-name="P1"><text:s text:c="20"/>/#\</text:p>
      <text:p text:style-name="P1"><text:s text:c="4"/>boat <text:s text:c="11"/>/ \</text:p>
      <text:p text:style-name="P1"><text:s text:c="4"/>water <text:s/>water <text:s/>sand <text:s text:c="2"/>sand <text:s/>sand</text:p>
      <text:p text:style-name="P1"><text:s text:c="4"/>water <text:s/>sand <text:s text:c="2"/>sand <text:s text:c="2"/>sand <text:s/>sand</text:p>
      <text:p text:style-name="P1"><text:s text:c="4"/>sand <text:s text:c="2"/>sand <text:s text:c="2"/>sand <text:s text:c="2"/>sand <text:s/>sand</text:p>
      <text:p text:style-name="P1"><text:s text:c="4"/>rock <text:s text:c="2"/>rock <text:s text:c="2"/>rock <text:s text:c="2"/>rock <text:s/>rock</text:p>
      <text:p text:style-name="P1">Dropped me treasure chest (booty) 'n aside me</text:p>
      <text:p text:style-name="P1">Digg'n's for landlubbers, ah tell ye!</text:p>
      <text:p text:style-name="P1">Digg'n's for landlubbers, ah tell ye!</text:p>
      <text:p text:style-name="P1">Digg'n's for landlubbers, ah tell ye!</text:p>
      <text:p text:style-name="P1">Pick'd up me treasure chest (booty)</text:p>
      <text:p text:style-name="P1">Dropped me treasure chest (booty) 'n me hole</text:p>
      <text:p text:style-name="P1">Kick'd some sand in'a hole.</text:p>
      <text:p text:style-name="P1">Kick'd some sand in'a hole.</text:p>
      <text:p text:style-name="P1">Kick'd some sand in'a hole.</text:p>
      <text:p text:style-name="P1">Time 't weight anchor.</text:p>
      <text:p text:style-name="P1">Here's the situation:</text:p>
      <text:p text:style-name="P1"/>
      <text:p text:style-name="P1"><text:s text:c="21"/>o</text:p>
      <text:p text:style-name="P1"><text:s text:c="20"/>/#\</text:p>
      <text:p text:style-name="P1"><text:s text:c="4"/>boat <text:s text:c="11"/>/ \ <text:s/>sand</text:p>
      <text:p text:style-name="P1"><text:s text:c="4"/>water <text:s/>water <text:s/>sand <text:s text:c="2"/>sand <text:s/>sand</text:p>
      <text:p text:style-name="P1"><text:s text:c="4"/>water <text:s/>sand <text:s text:c="2"/>sand <text:s text:c="2"/>sand <text:s/>sand</text:p>
      <text:p text:style-name="P1"><text:s text:c="4"/>sand <text:s text:c="2"/>sand <text:s text:c="2"/>sand <text:s text:c="2"/>[$$] <text:s/>sand</text:p>
      <text:p text:style-name="P1"><text:s text:c="4"/>rock <text:s text:c="2"/>rock <text:s text:c="2"/>rock <text:s text:c="2"/>rock <text:s/>rock</text:p>
      <text:p text:style-name="P1"><text:span text:style-name="T3">(markus@quadcore) ~/projects/fa_nds_rpg&gt;</text:span></text:p>
      <text:p text:style-name="P1"><text:span text:style-name="T3"/></text:p>
      <text:p text:style-name="P1"><text:span text:style-name="T3"/></text:p>
      <text:p text:style-name="P3"><text:span text:style-name="T3">(markus@quadcore) ~/projects/fa_nds_rpg&gt;</text:span><text:span text:style-name="T4"> ./rpgii scurvy_matt.2</text:span></text:p>
      <text:p text:style-name="P2">Here's the situation:</text:p>
      <text:p text:style-name="P2"/>
      <text:p text:style-name="P2"><text:s text:c="21"/>o</text:p>
      <text:p text:style-name="P2"><text:s text:c="20"/>/#\</text:p>
      <text:p text:style-name="P2"><text:s text:c="4"/>boat <text:s text:c="11"/>/ \</text:p>
      <text:p text:style-name="P2"><text:s text:c="4"/>water <text:s/>water <text:s/>sand <text:s text:c="2"/>sand <text:s/>sand</text:p>
      <text:p text:style-name="P2"><text:s text:c="4"/>water <text:s/>sand <text:s text:c="2"/>sand <text:s text:c="2"/>sand <text:s/>sand</text:p>
      <text:p text:style-name="P2"><text:s text:c="4"/>sand <text:s text:c="2"/>sand <text:s text:c="2"/>sand <text:s text:c="2"/>sand <text:s/>sand</text:p>
      <text:p text:style-name="P2"><text:s text:c="4"/>rock <text:s text:c="2"/>rock <text:s text:c="2"/>rock <text:s text:c="2"/>rock <text:s/>rock</text:p>
      <text:p text:style-name="P2">Dropped me treasure chest (booty) 'n aside me</text:p>
      <text:p text:style-name="P2">Digg'n's for landlubbers, ah tell ye!</text:p>
      <text:p text:style-name="P2">Time 't weight anchor.</text:p>
      <text:p text:style-name="P2">Here's the situation:</text:p>
      <text:p text:style-name="P2"/>
      <text:p text:style-name="P2"><text:s text:c="21"/>o</text:p>
      <text:p text:style-name="P2"><text:s text:c="20"/>/#\</text:p>
      <text:p text:style-name="P2"><text:s text:c="4"/>boat <text:s text:c="9"/>[$$]\ <text:s text:c="7"/>sand</text:p>
      <text:p text:style-name="P2"><text:s text:c="4"/>water <text:s/>water <text:s/>sand <text:s text:c="8"/>sand</text:p>
      <text:p text:style-name="P2"><text:s text:c="4"/>water <text:s/>sand <text:s text:c="2"/>sand <text:s text:c="2"/>sand <text:s/>sand</text:p>
      <text:p text:style-name="P2"><text:s text:c="4"/>sand <text:s text:c="2"/>sand <text:s text:c="2"/>sand <text:s text:c="2"/>sand <text:s/>sand</text:p>
      <text:p text:style-name="P2"><text:s text:c="4"/>rock <text:s text:c="2"/>rock <text:s text:c="2"/>rock <text:s text:c="2"/>rock <text:s/>rock</text:p>
      <text:p text:style-name="P1"><text:span text:style-name="T3">(markus@quadcore) ~/projects/fa_nds_rpg&gt;</text:span><text:span text:style-name="T4"> ./rpgii scurvy_matt.2</text:span></text:p>
      <text:p text:style-name="P2">Here's the situation:</text:p>
      <text:p text:style-name="P2"/>
      <text:p text:style-name="P2"><text:s text:c="21"/>o</text:p>
      <text:p text:style-name="P2"><text:s text:c="20"/>/#\</text:p>
      <text:p text:style-name="P2"><text:s text:c="4"/>boat <text:s text:c="11"/>/ \</text:p>
      <text:p text:style-name="P2"><text:s text:c="4"/>water <text:s/>water <text:s/>sand <text:s text:c="2"/>sand <text:s/>sand</text:p>
      <text:p text:style-name="P2"><text:s text:c="4"/>water <text:s/>sand <text:s text:c="2"/>sand <text:s text:c="2"/>sand <text:s/>sand</text:p>
      <text:p text:style-name="P2"><text:s text:c="4"/>sand <text:s text:c="2"/>sand <text:s text:c="2"/>sand <text:s text:c="2"/>sand <text:s/>sand</text:p>
      <text:p text:style-name="P2"><text:s text:c="4"/>rock <text:s text:c="2"/>rock <text:s text:c="2"/>rock <text:s text:c="2"/>rock <text:s/>rock</text:p>
      <text:p text:style-name="P2">Dropped me treasure chest (booty) 'n aside me</text:p>
      <text:p text:style-name="P2">Pick'd up me treasure chest (booty)</text:p>
      <text:p text:style-name="P2">Dropped me treasure chest (booty) 'n aside me</text:p>
      <text:p text:style-name="P2">Time 't weight anchor.</text:p>
      <text:p text:style-name="P2">Here's the situation:</text:p>
      <text:p text:style-name="P2"/>
      <text:p text:style-name="P2"><text:s text:c="21"/>o</text:p>
      <text:p text:style-name="P2"><text:s text:c="20"/>/#\</text:p>
      <text:p text:style-name="P2"><text:s text:c="4"/>boat <text:s text:c="9"/>[$$]\</text:p>
      <text:p text:style-name="P2"><text:s text:c="4"/>water <text:s/>water <text:s/>sand <text:s text:c="2"/>sand <text:s/>sand</text:p>
      <text:p text:style-name="P2"><text:s text:c="4"/>water <text:s/>sand <text:s text:c="2"/>sand <text:s text:c="2"/>sand <text:s/>sand</text:p>
      <text:p text:style-name="P2"><text:s text:c="4"/>sand <text:s text:c="2"/>sand <text:s text:c="2"/>sand <text:s text:c="2"/>sand <text:s/>sand</text:p>
      <text:p text:style-name="P2"><text:s text:c="4"/>rock <text:s text:c="2"/>rock <text:s text:c="2"/>rock <text:s text:c="2"/>rock <text:s/>rock</text:p>
      <text:p text:style-name="P1"><text:span text:style-name="T3">(markus@quadcore) ~/projects/fa_nds_rpg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1.7cm" fo:margin-right="1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2-26T15:23:21</meta:creation-date>
    <dc:date>2009-02-26T17:45:22</dc:date>
    <meta:print-date>2009-02-26T15:37:00</meta:print-date>
    <meta:editing-cycles>2</meta:editing-cycles>
    <meta:editing-duration>PT2H22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05" meta:word-count="501" meta:character-count="3652"/>
  </office:meta>
</office:document-meta>
</file>